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<text:line-break/><text:a xlink:type="simple" xlink:href="https://www.a21.org/content/greece/gr4wco" text:style-name="Internet_20_link" text:visited-style-name="Visited_20_Internet_20_Link">https://www.a21.org/content/greece/gr4wco</text:a><text:line-break/><text:line-break/><text:line-break/>Contact Page:<text:line-break/><text:a xlink:type="simple" xlink:href="https://www.a21.org/contact" text:style-name="Internet_20_link" text:visited-style-name="Visited_20_Internet_20_Link">https://www.a21.org/contact</text:a><text:line-break/><text:line-break/>Log In Page:<text:line-break/><text:line-break/><text:line-break/>Images:<text:line-break/>https://www.behance.net/gallery/8209079/The-A21-Campaign-%28New-Banners%29?tracking_source=search_projects_recommended%7Cthe%20a21%20campaign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mon Toufexis</meta:initial-creator>
    <meta:creation-date>2021-04-07T18:28:47.23</meta:creation-date>
    <meta:document-statistic meta:table-count="0" meta:image-count="0" meta:object-count="0" meta:page-count="1" meta:paragraph-count="1" meta:word-count="11" meta:character-count="263"/>
    <dc:date>2021-04-07T20:47:37.03</dc:date>
    <dc:creator>Kimon Toufexis</dc:creator>
    <meta:editing-duration>PT1H48M39S</meta:editing-duration>
    <meta:editing-cycles>1</meta:editing-cycles>
    <meta:generator>OpenOffice/4.1.9$Win32 OpenOffice.org_project/419m1$Build-9805</meta:generator>
  </office:meta>
</office:document-meta>
</file>